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list-style-name="LFO2" style:family="paragraph"/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P10" style:parent-style-name="Standard" style:list-style-name="LFO2" style:family="paragraph">
      <style:text-properties fo:language="ru" fo:country="RU"/>
    </style:style>
    <style:style style:name="P11" style:parent-style-name="Standard" style:list-style-name="LFO2" style:family="paragraph">
      <style:text-properties fo:language="ru" fo:country="RU"/>
    </style:style>
    <style:style style:name="P12" style:parent-style-name="Standard" style:list-style-name="LFO2" style:family="paragraph">
      <style:text-properties fo:language="ru" fo:country="RU"/>
    </style:style>
    <style:style style:name="P13" style:parent-style-name="Standard" style:list-style-name="LFO2" style:family="paragraph">
      <style:text-properties fo:language="ru" fo:country="RU"/>
    </style:style>
    <style:style style:name="P14" style:parent-style-name="Standard" style:family="paragraph">
      <style:paragraph-properties fo:margin-left="0.5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Index.php</text:p>
      <text:p text:style-name="P2"/>
      <text:list text:style-name="LFO2" text:continue-numbering="true">
        <text:list-item>
          <text:p text:style-name="P3"><text:span text:style-name="T4">Превью проекта (</text:span><text:span text:style-name="T5">main</text:span><text:span text:style-name="T6">)</text:span><text:span text:style-name="T7">(</text:span><text:span text:style-name="T8">Что-то запихнуть</text:span><text:span text:style-name="T9">)</text:span></text:p>
        </text:list-item>
        <text:list-item>
          <text:p text:style-name="P10">Раздел структуры разделов коспектов<text:s/>(Все на ангуляре)</text:p>
        </text:list-item>
        <text:list-item>
          <text:p text:style-name="P11">Раздел Авторизация (Проверка на ангуляре)</text:p>
        </text:list-item>
        <text:list-item>
          <text:p text:style-name="P12">Раздел карточек (Все на ангуляре отдельная вкладка)</text:p>
        </text:list-item>
        <text:list-item>
          <text:p text:style-name="P13">Настройки профиля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Глеб Алексеев</dc:creator>
    <meta:creation-date>2009-04-16T11:32:00Z</meta:creation-date>
    <dc:date>2020-11-05T16:06:00Z</dc:date>
    <meta:template xlink:href="Normal.dotm" xlink:type="simple"/>
    <meta:editing-cycles>4</meta:editing-cycles>
    <meta:editing-duration>PT133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2" meta:character-count="217" meta:row-count="1" meta:non-whitespace-character-count="186"/>
  </office:meta>
</office:document-meta>
</file>